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color="#ff3333" style:font-name="Times New Roman" fo:font-size="16pt" fo:font-style="italic" fo:font-weight="bold" officeooo:rsid="000a277f" officeooo:paragraph-rsid="000a277f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Preformatted_20_Text">
      <style:text-properties fo:color="#ff3333" style:font-name="Times New Roman" fo:font-size="16pt" fo:font-style="italic" fo:font-weight="bold" officeooo:rsid="000a277f" officeooo:paragraph-rsid="00105498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Preformatted_20_Text">
      <style:text-properties style:use-window-font-color="true" style:font-name="Times New Roman" fo:font-size="12pt" fo:font-style="normal" fo:font-weight="normal" officeooo:rsid="000a277f" officeooo:paragraph-rsid="000a277f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Preformatted_20_Text">
      <style:text-properties style:use-window-font-color="true" style:font-name="Times New Roman" fo:font-size="12pt" fo:font-style="normal" fo:font-weight="normal" officeooo:rsid="000a277f" officeooo:paragraph-rsid="000e5ddf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Preformatted_20_Text">
      <style:text-properties style:use-window-font-color="true" style:font-name="Times New Roman" fo:font-size="12pt" fo:font-style="normal" fo:font-weight="normal" officeooo:rsid="000a277f" officeooo:paragraph-rsid="000fa0e2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Preformatted_20_Text">
      <style:text-properties style:use-window-font-color="true" style:font-name="Times New Roman" fo:font-size="12pt" fo:font-style="normal" fo:font-weight="normal" officeooo:rsid="000a277f" officeooo:paragraph-rsid="00100057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Preformatted_20_Text">
      <style:text-properties style:use-window-font-color="true" style:font-name="Times New Roman" fo:font-size="12pt" fo:font-style="normal" fo:font-weight="normal" officeooo:rsid="000a81ac" officeooo:paragraph-rsid="000a81ac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Preformatted_20_Text">
      <style:text-properties style:use-window-font-color="true" style:font-name="Times New Roman" fo:font-size="12pt" fo:font-style="normal" fo:font-weight="normal" officeooo:rsid="000be5e9" officeooo:paragraph-rsid="000a277f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Preformatted_20_Text">
      <style:text-properties style:use-window-font-color="true" style:font-name="Times New Roman" fo:font-size="12pt" fo:font-style="normal" fo:font-weight="normal" officeooo:rsid="000be5e9" officeooo:paragraph-rsid="000be5e9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Preformatted_20_Text">
      <style:text-properties style:use-window-font-color="true" style:font-name="Times New Roman" fo:font-size="12pt" fo:font-style="normal" fo:font-weight="normal" officeooo:rsid="000be5e9" officeooo:paragraph-rsid="000ed636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Preformatted_20_Text">
      <style:text-properties style:use-window-font-color="true" style:font-name="Times New Roman" fo:font-size="12pt" fo:font-style="normal" fo:font-weight="normal" officeooo:rsid="000be5e9" officeooo:paragraph-rsid="000fa0e2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Preformatted_20_Text">
      <style:text-properties style:use-window-font-color="true" style:font-name="Times New Roman" fo:font-size="12pt" fo:font-style="normal" fo:font-weight="normal" officeooo:rsid="000e5ddf" officeooo:paragraph-rsid="000e5ddf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Preformatted_20_Text">
      <style:text-properties style:use-window-font-color="true" style:font-name="Times New Roman" fo:font-size="12pt" fo:font-style="normal" fo:font-weight="normal" officeooo:rsid="000fa0e2" officeooo:paragraph-rsid="000fa0e2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Preformatted_20_Text">
      <style:text-properties style:use-window-font-color="true" style:font-name="Times New Roman" fo:font-size="12pt" fo:font-style="normal" fo:font-weight="normal" officeooo:rsid="00100057" officeooo:paragraph-rsid="00100057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Preformatted_20_Text">
      <style:text-properties style:use-window-font-color="true" style:font-name="Times New Roman" fo:font-size="12pt" fo:font-style="normal" fo:font-weight="normal" officeooo:rsid="00100057" officeooo:paragraph-rsid="00105498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Preformatted_20_Text">
      <style:text-properties style:use-window-font-color="true" style:font-name="Times New Roman" fo:font-size="12pt" fo:font-style="normal" fo:font-weight="normal" officeooo:rsid="00100057" officeooo:paragraph-rsid="00127d16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Preformatted_20_Text">
      <style:text-properties style:use-window-font-color="true" style:font-name="Times New Roman" fo:font-size="12pt" fo:font-style="normal" fo:font-weight="normal" officeooo:rsid="00105498" officeooo:paragraph-rsid="00105498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Preformatted_20_Text">
      <style:text-properties style:use-window-font-color="true" style:font-name="Times New Roman" fo:font-size="12pt" fo:font-style="normal" fo:font-weight="normal" officeooo:rsid="00105498" officeooo:paragraph-rsid="00127d16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Preformatted_20_Text">
      <style:text-properties style:use-window-font-color="true" style:font-name="Times New Roman" fo:font-size="12pt" fo:font-style="normal" fo:font-weight="normal" officeooo:rsid="0010d138" officeooo:paragraph-rsid="0010d138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Preformatted_20_Text">
      <style:text-properties style:use-window-font-color="true" style:font-name="Times New Roman" fo:font-size="12pt" fo:font-style="normal" fo:font-weight="normal" officeooo:rsid="000e5ddf" officeooo:paragraph-rsid="000e5ddf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Preformatted_20_Text">
      <style:text-properties style:use-window-font-color="true" style:font-name="Times New Roman" fo:font-size="12pt" fo:font-style="normal" fo:font-weight="normal" officeooo:rsid="00105498" officeooo:paragraph-rsid="00127d16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Preformatted_20_Text">
      <style:text-properties style:use-window-font-color="true" style:font-name="Times New Roman" fo:font-size="12pt" fo:font-style="normal" fo:font-weight="normal" officeooo:rsid="000a277f" officeooo:paragraph-rsid="000a277f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Preformatted_20_Text">
      <style:text-properties style:use-window-font-color="true" style:font-name="Times New Roman" fo:font-size="12pt" fo:font-style="normal" fo:font-weight="normal" officeooo:rsid="000a277f" officeooo:paragraph-rsid="0017a439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Preformatted_20_Text">
      <style:text-properties style:use-window-font-color="true" style:font-name="Times New Roman" fo:font-size="12pt" fo:font-style="normal" fo:font-weight="normal" officeooo:rsid="000a277f" officeooo:paragraph-rsid="00183c5b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Preformatted_20_Text">
      <style:text-properties style:use-window-font-color="true" style:font-name="Times New Roman" fo:font-size="12pt" fo:font-style="normal" fo:font-weight="normal" officeooo:rsid="000a81ac" officeooo:paragraph-rsid="0017a439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Preformatted_20_Text">
      <style:text-properties style:use-window-font-color="true" style:font-name="Times New Roman" fo:font-size="12pt" fo:font-style="normal" fo:font-weight="normal" officeooo:rsid="000a81ac" officeooo:paragraph-rsid="000a81ac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Preformatted_20_Text">
      <style:text-properties style:use-window-font-color="true" style:font-name="Times New Roman" fo:font-size="12pt" fo:font-style="normal" fo:font-weight="normal" officeooo:rsid="000a81ac" officeooo:paragraph-rsid="00183c5b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Preformatted_20_Text">
      <style:text-properties fo:color="#ff3333" style:font-name="Times New Roman" fo:font-size="16pt" fo:font-style="italic" fo:font-weight="bold" officeooo:rsid="000a277f" officeooo:paragraph-rsid="0017a439" style:font-size-asian="16pt" style:font-style-asian="italic" style:font-weight-asian="bold" style:font-size-complex="16pt" style:font-style-complex="italic" style:font-weight-complex="bold"/>
    </style:style>
    <style:style style:name="P29" style:family="paragraph" style:parent-style-name="Preformatted_20_Text">
      <style:text-properties fo:color="#ff3333" style:font-name="Times New Roman" fo:font-size="16pt" fo:font-style="italic" fo:font-weight="bold" officeooo:rsid="000a277f" officeooo:paragraph-rsid="00183c5b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style:use-window-font-color="true" style:font-name="Times New Roman" fo:font-size="12pt" fo:font-style="normal" fo:font-weight="normal" officeooo:rsid="000a81ac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officeooo:rsid="000a81ac"/>
    </style:style>
    <style:style style:name="T3" style:family="text">
      <style:text-properties officeooo:rsid="000cc886"/>
    </style:style>
    <style:style style:name="T4" style:family="text">
      <style:text-properties officeooo:rsid="000e5ddf"/>
    </style:style>
    <style:style style:name="T5" style:family="text">
      <style:text-properties officeooo:rsid="00105498"/>
    </style:style>
    <style:style style:name="T6" style:family="text">
      <style:text-properties officeooo:rsid="001215f2"/>
    </style:style>
    <style:style style:name="T7" style:family="text">
      <style:text-properties officeooo:rsid="00127d16"/>
    </style:style>
    <style:style style:name="T8" style:family="text">
      <style:text-properties officeooo:rsid="0013ddfe"/>
    </style:style>
    <style:style style:name="T9" style:family="text">
      <style:text-properties officeooo:rsid="0015db4f"/>
    </style:style>
    <style:style style:name="T10" style:family="text">
      <style:text-properties officeooo:rsid="001726f0"/>
    </style:style>
    <style:style style:name="T11" style:family="text">
      <style:text-properties officeooo:rsid="00178047"/>
    </style:style>
    <style:style style:name="T12" style:family="text">
      <style:text-properties officeooo:rsid="00183c5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DOTPLOTS – A graphical comparisonn or sequences:</text:p>
      <text:p text:style-name="P12">=======================================</text:p>
      <text:p text:style-name="P4"/>
      <text:p text:style-name="P4">Here is offered a swift discussion of dotplots.</text:p>
      <text:p text:style-name="P3"/>
      <text:p text:style-name="P3">A <text:span text:style-name="T2">simple but effective </text:span>way to visualise similarities between pairs of sequences.</text:p>
      <text:p text:style-name="P3"/>
      <text:p text:style-name="P3"><text:span text:style-name="T2">Knowing how</text:span> dotplots are constructed <text:span text:style-name="T2">can assist</text:span> <text:span text:style-name="T2">the understanding of other, more complex, tools.</text:span></text:p>
      <text:p text:style-name="P3"/>
      <text:p text:style-name="P1">&lt;CLICK&gt;</text:p>
      <text:p text:style-name="P7"/>
      <text:p text:style-name="P7">First the fundamentals.</text:p>
      <text:p text:style-name="P3"/>
      <text:p text:style-name="P1">&lt;CLICK&gt;</text:p>
      <text:p text:style-name="P3"/>
      <text:p text:style-name="P7">The dotplot is drawn upon Cartesian axes.</text:p>
      <text:p text:style-name="P3"/>
      <text:p text:style-name="P1">&lt;CLICK&gt;</text:p>
      <text:p text:style-name="P3"/>
      <text:p text:style-name="P7">The two sequences to be compared are laid along the horizontal and vertical axes.</text:p>
      <text:p text:style-name="P7"/>
      <text:p text:style-name="P7">For simplicity, I use a DNA example, but the same software is used for both protein and DNA sequences.</text:p>
      <text:p text:style-name="P7"/>
      <text:p text:style-name="P7">The rules differ, <text:span text:style-name="T10">but </text:span>not the <text:span text:style-name="T4">algorithm.</text:span></text:p>
      <text:p text:style-name="P7"/>
      <text:p text:style-name="P7">Dotplots are constructed by comparing fixed length words, <text:span text:style-name="T11">windows </text:span>or spans, of residues from each sequence.</text:p>
      <text:p text:style-name="P7"/>
      <text:p text:style-name="P7">A decision is required concerning the size of the word to be used.</text:p>
      <text:p text:style-name="P23"/>
      <text:p text:style-name="P28">&lt;CLICK&gt;</text:p>
      <text:p text:style-name="P23"/>
      <text:p text:style-name="P25">11 base pairs is reasonable for DNA sequences.</text:p>
      <text:p text:style-name="P3"/>
      <text:p text:style-name="P1">&lt;CLICK&gt;</text:p>
      <text:p text:style-name="P3"/>
      <text:p text:style-name="P7">Every contiguous set of 11 base pairs from the horizontal sequence is compared with every 11 base pair word of the <text:span text:style-name="T6">vertical</text:span> sequence in turn.</text:p>
      <text:p text:style-name="P3"/>
      <text:p text:style-name="P1">&lt;CLICK&gt;</text:p>
      <text:p text:style-name="P3"/>
      <text:p text:style-name="P7">The words are compared by considering each pair of adjacent bases.</text:p>
      <text:p text:style-name="P3"/>
      <text:p text:style-name="P1">&lt;CLICK&gt;</text:p>
      <text:p text:style-name="P3"/>
      <text:p text:style-name="P7">A <text:span text:style-name="T3">simple</text:span> numeric evaluation of how similar any two words are is required.</text:p>
      <text:p text:style-name="P7"/>
      <text:p text:style-name="P7">For this a scoring scheme is <text:span text:style-name="T6">need</text:span>ed.</text:p>
      <text:p text:style-name="P3"/>
      <text:p text:style-name="P7"><text:soft-page-break/>For DNA, simply specifying that matching bases score 1 and mismatching bases do not, is fine.</text:p>
      <text:p text:style-name="P1"/>
      <text:p text:style-name="P1">&lt;CLICK&gt;</text:p>
      <text:p text:style-name="P3"/>
      <text:p text:style-name="P7">In the illustration here, the two words being compared would score 9 brownie points out <text:span text:style-name="T3">of</text:span> a possible 11.</text:p>
      <text:p text:style-name="P3"/>
      <text:p text:style-name="P7">Now a declaration of significance is required.</text:p>
      <text:p text:style-name="P7"/>
      <text:p text:style-name="P27">How big must the word score be before it should be regarded as likely to be biologically meaningful.</text:p>
      <text:p text:style-name="P24"/>
      <text:p text:style-name="P29">&lt;CLICK&gt;</text:p>
      <text:p text:style-name="P7"/>
      <text:p text:style-name="P7">8 - <text:span text:style-name="T8">I pontificate with assurance</text:span>!</text:p>
      <text:p text:style-name="P3"/>
      <text:p text:style-name="P1">&lt;CLICK&gt;</text:p>
      <text:p text:style-name="P3"/>
      <text:p text:style-name="P7">Which <text:span text:style-name="T3">makes 9 </text:span><text:s/>sufficient for celebration.</text:p>
      <text:p text:style-name="P3"/>
      <text:p text:style-name="P1">&lt;CLICK&gt;</text:p>
      <text:p text:style-name="P3"/>
      <text:p text:style-name="P7"><text:span text:style-name="T6">A</text:span> dot <text:span text:style-name="T6">is placed </text:span>to indicate the position of the two windows estimated to be possessed of message!</text:p>
      <text:p text:style-name="P3"/>
      <text:p text:style-name="P1">&lt;CLICK&gt;</text:p>
      <text:p text:style-name="P3"/>
      <text:p text:style-name="P7">Repeat for every possible pair of words in both sequences and a enlightening flurry of dots will jostle eagerly into view.</text:p>
      <text:p text:style-name="P3"/>
      <text:p text:style-name="P1">&lt;CLICK&gt;</text:p>
      <text:p text:style-name="P3"/>
      <text:p text:style-name="P7">Roughly diagonal, more or less unbroken, runs of dots will indicate regions between the two sequences that are interestingly similar, possibly for biologically significant reasons.</text:p>
      <text:p text:style-name="P3"/>
      <text:p text:style-name="P1">&lt;CLICK&gt;</text:p>
      <text:p text:style-name="P3"/>
      <text:p text:style-name="P9">All very vague, but dotplots are intended to give a comprehensive overview rather than <text:span text:style-name="T4">any </text:span>detail.</text:p>
      <text:p text:style-name="P9"/>
      <text:p text:style-name="P9">A dotplot reports all regions between two sequences showing promise of homology.</text:p>
      <text:p text:style-name="P9"/>
      <text:p text:style-name="P9">A textual alignment is required to see the individual residue level detail.</text:p>
      <text:p text:style-name="P3"/>
      <text:p text:style-name="P1">&lt;CLICK&gt;</text:p>
      <text:p text:style-name="P3"/>
      <text:p text:style-name="P9">As already mentioned, the Identity Matrix is perfectly adequate for fully determined DNA sequence comparisons.</text:p>
      <text:p text:style-name="P3"/>
      <text:p text:style-name="P1">&lt;CLICK&gt;</text:p>
      <text:p text:style-name="P3"/>
      <text:p text:style-name="P9"><text:soft-page-break/>There are some advantages in other matrices however. The EMBOSS default <text:span text:style-name="T4">DNA scoring </text:span>matrix being an example.</text:p>
      <text:p text:style-name="P9"/>
      <text:p text:style-name="P1">&lt;CLICK&gt;</text:p>
      <text:p text:style-name="P3"/>
      <text:p text:style-name="P9">The score range used in this instance is 5 for a match and -4 for a mismatch.</text:p>
      <text:p text:style-name="P9"/>
      <text:p text:style-name="P9">The use of negative numbers is irrelevant for dotplots, but has a justification for other uses of this matrix.</text:p>
      <text:p text:style-name="P3"/>
      <text:p text:style-name="P1">&lt;CLICK&gt;</text:p>
      <text:p text:style-name="P8"/>
      <text:p text:style-name="P10">The wider spread of scores allows the <text:span text:style-name="T6">easy </text:span>inclusion of DNA ambiguity codes.</text:p>
      <text:p text:style-name="P10"/>
      <text:p text:style-name="P1">&lt;CLICK&gt;</text:p>
      <text:p text:style-name="P3"/>
      <text:p text:style-name="P13"><text:span text:style-name="T6">Reasonably accurate e</text:span>xpansion of the matrix, without the need to introduce non-integer values, <text:span text:style-name="T6">is possible</text:span>.</text:p>
      <text:p text:style-name="P13"/>
      <text:p text:style-name="P11"><text:span text:style-name="T6">For a computer, i</text:span>nteger arithmetic is very much faster than floating point (<text:span text:style-name="T7">or </text:span>non-integer) <text:span text:style-name="T7">arithmetic.</text:span></text:p>
      <text:p text:style-name="P11"/>
      <text:p text:style-name="P13">The reason for allowing ambiguity codes in the sequences being compared is to avoid the software failing if one or two ambiguous positions are present.</text:p>
      <text:p text:style-name="P13"/>
      <text:p text:style-name="P13">More than a very few ambiguity codes in either sequence would render the whole operation pointless.</text:p>
      <text:p text:style-name="P13"/>
      <text:p text:style-name="P13">There is little enough message in just the sequence of DNA as it is.</text:p>
      <text:p text:style-name="P13"/>
      <text:p text:style-name="P13">Just 4 letters! A 25% chance of match in the best of circumstances.</text:p>
      <text:p text:style-name="P13"/>
      <text:p text:style-name="P13">It could be argued that the effort to use “accurate” values for all possible pairings of letter<text:span text:style-name="T7">s, as</text:span> you see here, is wasted.</text:p>
      <text:p text:style-name="P13"/>
      <text:p text:style-name="P13">Other matrices offer a much less precise scheme for scoring, but are just as effective.</text:p>
      <text:p text:style-name="P5"/>
      <text:p text:style-name="P1">&lt;CLICK&gt;</text:p>
      <text:p text:style-name="P3"/>
      <text:p text:style-name="P13">Clearly, for Protein comparisons, a different matrix is essential.</text:p>
      <text:p text:style-name="P13"/>
      <text:p text:style-name="P13"><text:span text:style-name="T7">It</text:span> cannot be as simplistic as to just look for matching letters!</text:p>
      <text:p text:style-name="P13"/>
      <text:p text:style-name="P13">Amino acid properties must be reflected in some fashion.</text:p>
      <text:p text:style-name="P13"/>
      <text:p text:style-name="P13">More of this later, for now, just accept that protein scoring matrices are trickier by far <text:span text:style-name="T7">than those used for DNA comparisons</text:span>!</text:p>
      <text:p text:style-name="P3"/>
      <text:p text:style-name="P1">&lt;CLICK&gt;</text:p>
      <text:p text:style-name="P3"/>
      <text:p text:style-name="P14">Particularly when comparing very long DNA sequences, or using a computer built in 1985, it is <text:soft-page-break/>useful to speed things up.</text:p>
      <text:p text:style-name="P14"/>
      <text:p text:style-name="P14">The most common strategy <text:span text:style-name="T7">to make things faster, </text:span>is to instruct the software to regard only perfectly matching words as significant.</text:p>
      <text:p text:style-name="P3"/>
      <text:p text:style-name="P1">&lt;CLICK&gt;</text:p>
      <text:p text:style-name="P3"/>
      <text:p text:style-name="P14">Having accepted this compromise, the software has new options.</text:p>
      <text:p text:style-name="P3"/>
      <text:p text:style-name="P1">&lt;CLICK&gt;</text:p>
      <text:p text:style-name="P3"/>
      <text:p text:style-name="P14">It could proceed as previously described, with a scoring scheme, <text:span text:style-name="T9">and </text:span>a word size</text:p>
      <text:p text:style-name="P3"/>
      <text:p text:style-name="P1">&lt;CLICK&gt;</text:p>
      <text:p text:style-name="P3"/>
      <text:p text:style-name="P14"><text:s/>and a cut-off value that is the maximum possible.</text:p>
      <text:p text:style-name="P14"/>
      <text:p text:style-name="P14">This works, but there is no gain in speed.</text:p>
      <text:p text:style-name="P3"/>
      <text:p text:style-name="P1">&lt;CLICK&gt;</text:p>
      <text:p text:style-name="P3"/>
      <text:p text:style-name="P14">Alternatively, the words could just be compared as strings of letters, or simple bit patterns.</text:p>
      <text:p text:style-name="P6"/>
      <text:p text:style-name="P1">&lt;CLICK&gt;</text:p>
      <text:p text:style-name="P3"/>
      <text:p text:style-name="P14">There is no need for laborious computations of scores and comparisons with cut-off values.</text:p>
      <text:p text:style-name="P14"/>
      <text:p text:style-name="P14">Simply matching words is massively faster than the conventional dotplot strategies.</text:p>
      <text:p text:style-name="P6"/>
      <text:p text:style-name="P1">&lt;CLICK&gt;</text:p>
      <text:p text:style-name="P3"/>
      <text:p text:style-name="P14">Most dotplot software offers word matching in one form or the other as an option.</text:p>
      <text:p text:style-name="P3"/>
      <text:p text:style-name="P1">&lt;CLICK&gt;</text:p>
      <text:p text:style-name="P3"/>
      <text:p text:style-name="P14">Word matching dotplots are in regular employment in these times when whole genomes need to be compared.</text:p>
      <text:p text:style-name="P14"/>
      <text:p text:style-name="P14">Long and strong regions of similarity are readily highlighted.</text:p>
      <text:p text:style-name="P3"/>
      <text:p text:style-name="P1">&lt;CLICK&gt;</text:p>
      <text:p text:style-name="P3"/>
      <text:p text:style-name="P14">There are three parameters that should be considered when computing a dotplot.</text:p>
      <text:p text:style-name="P3"/>
      <text:p text:style-name="P1">&lt;CLICK&gt;</text:p>
      <text:p text:style-name="P3"/>
      <text:p text:style-name="P14">The scoring scheme.</text:p>
      <text:p text:style-name="P14"/>
      <text:p text:style-name="P14">Anything sensible for DNA will be fine.</text:p>
      <text:p text:style-name="P14"><text:soft-page-break/></text:p>
      <text:p text:style-name="P16">For protein sequences the choice depends primarily <text:span text:style-name="T5">on the evolutionary distance supposed between the two proteins being compared.</text:span></text:p>
      <text:p text:style-name="P16"/>
      <text:p text:style-name="P18">Not such a critical choice for a dotplot as for a textual alignment I would suggest.</text:p>
      <text:p text:style-name="P15"/>
      <text:p text:style-name="P1">&lt;CLICK&gt;</text:p>
      <text:p text:style-name="P3"/>
      <text:p text:style-name="P17">The cut-off score.</text:p>
      <text:p text:style-name="P17"/>
      <text:p text:style-name="P18">Clearly, the higher the cut-off, fewer <text:span text:style-name="T7">are </text:span>the dots that might be expected.</text:p>
      <text:p text:style-name="P18"/>
      <text:p text:style-name="P18"><text:span text:style-name="T7">B</text:span>ut, the greater the confidence that th<text:span text:style-name="T7">ose</text:span> dots might mean something.</text:p>
      <text:p text:style-name="P17"/>
      <text:p text:style-name="P18">The lower the cut-off, the less likely it is that meaning<text:span text:style-name="T7">ful</text:span> matches will be missed.</text:p>
      <text:p text:style-name="P18"/>
      <text:p text:style-name="P18"><text:span text:style-name="T7">H</text:span>owever, the more likely th<text:span text:style-name="T7">at</text:span> matches detected will just be noise.</text:p>
      <text:p text:style-name="P2"/>
      <text:p text:style-name="P1">&lt;CLICK&gt;</text:p>
      <text:p text:style-name="P17"/>
      <text:p text:style-name="P19">The word size</text:p>
      <text:p text:style-name="P19"/>
      <text:p text:style-name="P19">Arguably the most important dotplot parameter.</text:p>
      <text:p text:style-name="P19"/>
      <text:p text:style-name="P19">The smaller the word size the more “accurate”, in some sense, the plot will be.</text:p>
      <text:p text:style-name="P19"/>
      <text:p text:style-name="P19">However, choose too small and, although nothing will be missed, the plot will be infested with dots <text:span text:style-name="T9">that </text:span>represent nothing but noise.</text:p>
      <text:p text:style-name="P19"/>
      <text:p text:style-name="P19">Larger word sizes generate plots that sometimes miss small features and give only a “broad brush overview”.</text:p>
      <text:p text:style-name="P19"/>
      <text:p text:style-name="P19">But a “broad brush overview” is very often exactly what is required! The detail can be left to textual alignment to reveal.</text:p>
      <text:p text:style-name="P17"/>
      <text:p text:style-name="P17">Computing dotplots is generally fast, it is not such a bad plan to create more than one, using a variety of parameter values.</text:p>
      <text:p text:style-name="P17"/>
      <text:p text:style-name="P17">Then, choose the one that best fits what you wanted to see in the first place!</text:p>
      <text:p text:style-name="P17"/>
      <text:p text:style-name="P19">There are a number of slides that are hidden in this power point. If you really feel the urge for some examples and further life enhancing revelations, unhide them and have a browse.</text:p>
      <text:p text:style-name="P19"/>
      <text:p text:style-name="P19"><text:span text:style-name="T7">Otherwise</text:span>, I stop here and leave you to admire the irritating “The End” slide I found so amusing a decade or so ago.</text:p>
      <text:p text:style-name="P3"/>
      <text:p text:style-name="P1">&lt;CLICK&gt;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3T12:25:34.686790448</dc:date>
    <meta:generator>LibreOffice/4.2.8.2$Linux_X86_64 LibreOffice_project/420m0$Build-2</meta:generator>
    <meta:editing-duration>PT8H24M53S</meta:editing-duration>
    <meta:editing-cycles>5</meta:editing-cycles>
    <meta:document-statistic meta:table-count="0" meta:image-count="0" meta:object-count="0" meta:page-count="5" meta:paragraph-count="111" meta:word-count="1115" meta:character-count="6696" meta:non-whitespace-character-count="5689"/>
  </office:meta>
</office:document-meta>
</file>